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9378in" svg:height="7.4878in" svg:x="3.9504in" svg:y="0.0937in">
            <draw:object draw:notify-on-update-of-ranges="Sheet1.A1:Sheet1.A1 Sheet1.A2:Sheet1.A18 Sheet1.B1:Sheet1.B1 Sheet1.B2:Sheet1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339in" svg:height="7.8016in" svg:x="4.6106in" svg:y="7.7492in">
            <draw:object draw:notify-on-update-of-ranges="Sheet1.A1:Sheet1.A1 Sheet1.A2:Sheet1.A16 Sheet1.B1:Sheet1.B1 Sheet1.B2:Sheet1.B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Calls</text:p>
          </table:table-cell>
        </table:table-row>
        <table:table-row table:style-name="ro1">
          <table:table-cell office:value-type="string">
            <text:p>pyquiz_2012-03_thp.stats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pyquiz_2012-03_thp2.stats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pyquiz_2012-03_thp3_commented.stats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yquiz_2012-03_thp3_py3.stats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yquiz_2012-03_thp3_py3_golf.stats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yquiz_2012-03_thp3.stats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yquiz_2012-03_thp_golf.stats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pyquiz_2012-03_thp4_commented.stats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pyquiz_2012-03_thp4_golf.stat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pyquiz_2012-03_thp_golf_precomputed.stats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pyquiz_2012-03_thp4.stats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pyquiz_2012-03_thp7_golf.stats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pyquiz_2012-03_thp5_golf.stat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pyquiz_2012-03_thp6_golf.stat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pyquiz_2012-03_thp6_golf_py3.stat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pyquiz_2012-03_thp8_dict.stats</text:p>
          </table:table-cell>
          <table:table-cell office:value-type="float" office:value="56268">
            <text:p>56268</text:p>
          </table:table-cell>
        </table:table-row>
        <table:table-row table:style-name="ro1">
          <table:table-cell office:value-type="string">
            <text:p>pyquiz_2012-03_thp9_cute.stats</text:p>
          </table:table-cell>
          <table:table-cell office:value-type="float" office:value="60023">
            <text:p>60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1T12:04:57</dc:date>
    <dc:creator>Thomas Perl</dc:creator>
    <meta:document-statistic meta:table-count="1" meta:cell-count="36" meta:object-count="2"/>
    <meta:generator>LibreOffice/3.5$Linux_X86_64 LibreOffice_project/350m1$Build-1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23cm" svg:height="19.02cm" xlink:href=".." xlink:type="simple" chart:class="chart:bar" chart:style-name="ch1">
        <chart:title svg:x="5.553cm" svg:y="0.516cm" chart:style-name="ch2">
          <text:p>Run on testdaten.txt (from Wiki)</text:p>
        </chart:title>
        <chart:subtitle svg:x="5.5cm" svg:y="1.675cm" chart:style-name="ch3">
          <text:p>6 lines: III, 29, 38, CCXCI, 1999, 2012</text:p>
        </chart:subtitle>
        <chart:legend chart:legend-position="end" svg:x="16.101cm" svg:y="9.211cm" style:legend-expansion="high" chart:style-name="ch4"/>
        <chart:plot-area chart:style-name="ch5" table:cell-range-address="Sheet1.A1:Sheet1.B18" chart:data-source-has-labels="both" svg:x="0.802cm" svg:y="3.118cm" svg:width="14.595cm" svg:height="15.102cm">
          <chartooo:coordinate-region svg:x="1.979cm" svg:y="3.317cm" svg:width="13.418cm" svg:height="7.8cm"/>
          <chart:axis chart:dimension="x" chart:name="primary-x" chart:style-name="ch6" chartooo:axis-type="auto">
            <chartooo:date-scale/>
            <chart:categories table:cell-range-address="Sheet1.A2:Sheet1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2:Sheet1.B18" chart:label-cell-address="Sheet1.B1:Sheet1.B1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.stats</text:p>
                <draw:g>
                  <svg:desc>Sheet1.A2:Sheet1.A18</svg:desc>
                </draw:g>
              </table:table-cell>
              <table:table-cell office:value-type="float" office:value="105">
                <text:p>105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8_dict.stats</text:p>
              </table:table-cell>
              <table:table-cell office:value-type="float" office:value="56268">
                <text:p>56268</text:p>
              </table:table-cell>
            </table:table-row>
            <table:table-row>
              <table:table-cell office:value-type="string">
                <text:p>pyquiz_2012-03_thp9_cute.stats</text:p>
              </table:table-cell>
              <table:table-cell office:value-type="float" office:value="60023">
                <text:p>60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35cm" svg:height="19.817cm" xlink:href=".." xlink:type="simple" chart:class="chart:bar" chart:style-name="ch1">
        <chart:title svg:x="3.931cm" svg:y="0.532cm" chart:style-name="ch2">
          <text:p>Run on testdaten.txt (without thp8/thp9)</text:p>
        </chart:title>
        <chart:legend chart:legend-position="end" svg:x="14.313cm" svg:y="9.609cm" style:legend-expansion="high" chart:style-name="ch3"/>
        <chart:plot-area chart:style-name="ch4" table:cell-range-address="Sheet1.A1:Sheet1.B16" chart:data-source-has-labels="both" svg:x="0.766cm" svg:y="2.499cm" svg:width="12.915cm" svg:height="16.502cm">
          <chartooo:coordinate-region svg:x="1.573cm" svg:y="2.531cm" svg:width="12.108cm" svg:height="9.367cm"/>
          <chart:axis chart:dimension="x" chart:name="primary-x" chart:style-name="ch5" chartooo:axis-type="auto">
            <chartooo:date-scale/>
            <chart:categories table:cell-range-address="Sheet1.A2:Sheet1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6" chart:label-cell-address="Sheet1.B1:Sheet1.B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ll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quiz_2012-03_thp.stats</text:p>
                <draw:g>
                  <svg:desc>Sheet1.A2:Sheet1.A16</svg:desc>
                </draw:g>
              </table:table-cell>
              <table:table-cell office:value-type="float" office:value="105">
                <text:p>105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pyquiz_2012-03_thp2.stats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pyquiz_2012-03_thp3_commented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_py3_golf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3.stats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pyquiz_2012-03_thp_golf.stats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pyquiz_2012-03_thp4_commented.stats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pyquiz_2012-03_thp4_golf.stats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pyquiz_2012-03_thp_golf_precomputed.stats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pyquiz_2012-03_thp4.stats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pyquiz_2012-03_thp7_golf.stats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pyquiz_2012-03_thp5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.stats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pyquiz_2012-03_thp6_golf_py3.stats</text:p>
              </table:table-cell>
              <table:table-cell office:value-type="float" office:value="540">
                <text:p>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